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840945" calcext:value-type="float">
            <text:p>0.97840945</text:p>
          </table:table-cell>
          <table:table-cell office:value-type="float" office:value="0.00424192" calcext:value-type="float">
            <text:p>0.00424192</text:p>
          </table:table-cell>
          <table:table-cell office:value-type="float" office:value="0.00558211" calcext:value-type="float">
            <text:p>0.00558211</text:p>
          </table:table-cell>
          <table:table-cell office:value-type="float" office:value="0.01176651" calcext:value-type="float">
            <text:p>0.01176651</text:p>
          </table:table-cell>
          <table:table-cell office:value-type="float" office:value="0.01081197" calcext:value-type="float">
            <text:p>0.01081197</text:p>
          </table:table-cell>
          <table:table-cell office:value-type="float" office:value="0.96369469" calcext:value-type="float">
            <text:p>0.96369469</text:p>
          </table:table-cell>
          <table:table-cell table:style-name="ce1" office:value-type="float" office:value="0.000007446" calcext:value-type="float">
            <text:p>7.45E-06</text:p>
          </table:table-cell>
          <table:table-cell office:value-type="float" office:value="0.02548589" calcext:value-type="float">
            <text:p>0.02548589</text:p>
          </table:table-cell>
          <table:table-cell office:value-type="float" office:value="0.02409909" calcext:value-type="float">
            <text:p>0.02409909</text:p>
          </table:table-cell>
          <table:table-cell office:value-type="float" office:value="0.00010343" calcext:value-type="float">
            <text:p>0.00010343</text:p>
          </table:table-cell>
          <table:table-cell office:value-type="float" office:value="0.9084226" calcext:value-type="float">
            <text:p>0.9084226</text:p>
          </table:table-cell>
          <table:table-cell office:value-type="float" office:value="0.06737488" calcext:value-type="float">
            <text:p>0.067374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724481" calcext:value-type="float">
            <text:p>0.97724481</text:p>
          </table:table-cell>
          <table:table-cell office:value-type="float" office:value="0.00425125" calcext:value-type="float">
            <text:p>0.00425125</text:p>
          </table:table-cell>
          <table:table-cell office:value-type="float" office:value="0.00608727" calcext:value-type="float">
            <text:p>0.00608727</text:p>
          </table:table-cell>
          <table:table-cell office:value-type="float" office:value="0.01241667" calcext:value-type="float">
            <text:p>0.01241667</text:p>
          </table:table-cell>
          <table:table-cell office:value-type="float" office:value="0.01076127" calcext:value-type="float">
            <text:p>0.01076127</text:p>
          </table:table-cell>
          <table:table-cell office:value-type="float" office:value="0.96243075" calcext:value-type="float">
            <text:p>0.96243075</text:p>
          </table:table-cell>
          <table:table-cell table:style-name="ce1" office:value-type="float" office:value="0.000008092" calcext:value-type="float">
            <text:p>8.09E-06</text:p>
          </table:table-cell>
          <table:table-cell office:value-type="float" office:value="0.02679989" calcext:value-type="float">
            <text:p>0.02679989</text:p>
          </table:table-cell>
          <table:table-cell office:value-type="float" office:value="0.02216626" calcext:value-type="float">
            <text:p>0.02216626</text:p>
          </table:table-cell>
          <table:table-cell office:value-type="float" office:value="0.00009546" calcext:value-type="float">
            <text:p>9.546E-05</text:p>
          </table:table-cell>
          <table:table-cell office:value-type="float" office:value="0.91226497" calcext:value-type="float">
            <text:p>0.91226497</text:p>
          </table:table-cell>
          <table:table-cell office:value-type="float" office:value="0.06547332" calcext:value-type="float">
            <text:p>0.065473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594183" calcext:value-type="float">
            <text:p>0.97594183</text:p>
          </table:table-cell>
          <table:table-cell office:value-type="float" office:value="0.00426706" calcext:value-type="float">
            <text:p>0.00426706</text:p>
          </table:table-cell>
          <table:table-cell office:value-type="float" office:value="0.00663399" calcext:value-type="float">
            <text:p>0.00663399</text:p>
          </table:table-cell>
          <table:table-cell office:value-type="float" office:value="0.01315712" calcext:value-type="float">
            <text:p>0.01315712</text:p>
          </table:table-cell>
          <table:table-cell office:value-type="float" office:value="0.01069172" calcext:value-type="float">
            <text:p>0.01069172</text:p>
          </table:table-cell>
          <table:table-cell office:value-type="float" office:value="0.96104729" calcext:value-type="float">
            <text:p>0.96104729</text:p>
          </table:table-cell>
          <table:table-cell table:style-name="ce1" office:value-type="float" office:value="0.000008773" calcext:value-type="float">
            <text:p>8.77E-06</text:p>
          </table:table-cell>
          <table:table-cell office:value-type="float" office:value="0.02825222" calcext:value-type="float">
            <text:p>0.02825222</text:p>
          </table:table-cell>
          <table:table-cell office:value-type="float" office:value="0.0203873" calcext:value-type="float">
            <text:p>0.0203873</text:p>
          </table:table-cell>
          <table:table-cell office:value-type="float" office:value="0.00008824" calcext:value-type="float">
            <text:p>8.824E-05</text:p>
          </table:table-cell>
          <table:table-cell office:value-type="float" office:value="0.91562944" calcext:value-type="float">
            <text:p>0.91562944</text:p>
          </table:table-cell>
          <table:table-cell office:value-type="float" office:value="0.06389502" calcext:value-type="float">
            <text:p>0.063895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448612" calcext:value-type="float">
            <text:p>0.97448612</text:p>
          </table:table-cell>
          <table:table-cell office:value-type="float" office:value="0.00428934" calcext:value-type="float">
            <text:p>0.00428934</text:p>
          </table:table-cell>
          <table:table-cell office:value-type="float" office:value="0.00722516" calcext:value-type="float">
            <text:p>0.00722516</text:p>
          </table:table-cell>
          <table:table-cell office:value-type="float" office:value="0.01399937" calcext:value-type="float">
            <text:p>0.01399937</text:p>
          </table:table-cell>
          <table:table-cell office:value-type="float" office:value="0.01060353" calcext:value-type="float">
            <text:p>0.01060353</text:p>
          </table:table-cell>
          <table:table-cell office:value-type="float" office:value="0.95952962" calcext:value-type="float">
            <text:p>0.95952962</text:p>
          </table:table-cell>
          <table:table-cell table:style-name="ce1" office:value-type="float" office:value="0.00000949" calcext:value-type="float">
            <text:p>9.49E-06</text:p>
          </table:table-cell>
          <table:table-cell office:value-type="float" office:value="0.02985736" calcext:value-type="float">
            <text:p>0.02985736</text:p>
          </table:table-cell>
          <table:table-cell office:value-type="float" office:value="0.01875079" calcext:value-type="float">
            <text:p>0.01875079</text:p>
          </table:table-cell>
          <table:table-cell office:value-type="float" office:value="0.0000817" calcext:value-type="float">
            <text:p>8.17E-05</text:p>
          </table:table-cell>
          <table:table-cell office:value-type="float" office:value="0.9185461" calcext:value-type="float">
            <text:p>0.9185461</text:p>
          </table:table-cell>
          <table:table-cell office:value-type="float" office:value="0.0626214" calcext:value-type="float">
            <text:p>0.06262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286118" calcext:value-type="float">
            <text:p>0.97286118</text:p>
          </table:table-cell>
          <table:table-cell office:value-type="float" office:value="0.00431814" calcext:value-type="float">
            <text:p>0.00431814</text:p>
          </table:table-cell>
          <table:table-cell office:value-type="float" office:value="0.00786383" calcext:value-type="float">
            <text:p>0.00786383</text:p>
          </table:table-cell>
          <table:table-cell office:value-type="float" office:value="0.01495686" calcext:value-type="float">
            <text:p>0.01495686</text:p>
          </table:table-cell>
          <table:table-cell office:value-type="float" office:value="0.01049698" calcext:value-type="float">
            <text:p>0.01049698</text:p>
          </table:table-cell>
          <table:table-cell office:value-type="float" office:value="0.95786112" calcext:value-type="float">
            <text:p>0.95786112</text:p>
          </table:table-cell>
          <table:table-cell office:value-type="float" office:value="0.00001024" calcext:value-type="float">
            <text:p>1.024E-05</text:p>
          </table:table-cell>
          <table:table-cell office:value-type="float" office:value="0.03163165" calcext:value-type="float">
            <text:p>0.03163165</text:p>
          </table:table-cell>
          <table:table-cell office:value-type="float" office:value="0.01724591" calcext:value-type="float">
            <text:p>0.01724591</text:p>
          </table:table-cell>
          <table:table-cell office:value-type="float" office:value="0.00007578" calcext:value-type="float">
            <text:p>7.578E-05</text:p>
          </table:table-cell>
          <table:table-cell office:value-type="float" office:value="0.92104069" calcext:value-type="float">
            <text:p>0.92104069</text:p>
          </table:table-cell>
          <table:table-cell office:value-type="float" office:value="0.06163762" calcext:value-type="float">
            <text:p>0.061637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104811" calcext:value-type="float">
            <text:p>0.97104811</text:p>
          </table:table-cell>
          <table:table-cell office:value-type="float" office:value="0.00435347" calcext:value-type="float">
            <text:p>0.00435347</text:p>
          </table:table-cell>
          <table:table-cell office:value-type="float" office:value="0.00855314" calcext:value-type="float">
            <text:p>0.00855314</text:p>
          </table:table-cell>
          <table:table-cell office:value-type="float" office:value="0.01604528" calcext:value-type="float">
            <text:p>0.01604528</text:p>
          </table:table-cell>
          <table:table-cell office:value-type="float" office:value="0.01037243" calcext:value-type="float">
            <text:p>0.01037243</text:p>
          </table:table-cell>
          <table:table-cell office:value-type="float" office:value="0.95602307" calcext:value-type="float">
            <text:p>0.95602307</text:p>
          </table:table-cell>
          <table:table-cell office:value-type="float" office:value="0.00001103" calcext:value-type="float">
            <text:p>1.103E-05</text:p>
          </table:table-cell>
          <table:table-cell office:value-type="float" office:value="0.03359348" calcext:value-type="float">
            <text:p>0.03359348</text:p>
          </table:table-cell>
          <table:table-cell office:value-type="float" office:value="0.01586248" calcext:value-type="float">
            <text:p>0.01586248</text:p>
          </table:table-cell>
          <table:table-cell office:value-type="float" office:value="0.0000704" calcext:value-type="float">
            <text:p>7.04E-05</text:p>
          </table:table-cell>
          <table:table-cell office:value-type="float" office:value="0.92313475" calcext:value-type="float">
            <text:p>0.92313475</text:p>
          </table:table-cell>
          <table:table-cell office:value-type="float" office:value="0.06093236" calcext:value-type="float">
            <text:p>0.060932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902525" calcext:value-type="float">
            <text:p>0.96902525</text:p>
          </table:table-cell>
          <table:table-cell office:value-type="float" office:value="0.00439542" calcext:value-type="float">
            <text:p>0.00439542</text:p>
          </table:table-cell>
          <table:table-cell office:value-type="float" office:value="0.00929632" calcext:value-type="float">
            <text:p>0.00929632</text:p>
          </table:table-cell>
          <table:table-cell office:value-type="float" office:value="0.01728302" calcext:value-type="float">
            <text:p>0.01728302</text:p>
          </table:table-cell>
          <table:table-cell office:value-type="float" office:value="0.0102303" calcext:value-type="float">
            <text:p>0.0102303</text:p>
          </table:table-cell>
          <table:table-cell office:value-type="float" office:value="0.9539943" calcext:value-type="float">
            <text:p>0.9539943</text:p>
          </table:table-cell>
          <table:table-cell office:value-type="float" office:value="0.00001185" calcext:value-type="float">
            <text:p>1.185E-05</text:p>
          </table:table-cell>
          <table:table-cell office:value-type="float" office:value="0.03576356" calcext:value-type="float">
            <text:p>0.03576356</text:p>
          </table:table-cell>
          <table:table-cell office:value-type="float" office:value="0.01459097" calcext:value-type="float">
            <text:p>0.01459097</text:p>
          </table:table-cell>
          <table:table-cell office:value-type="float" office:value="0.00006552" calcext:value-type="float">
            <text:p>6.552E-05</text:p>
          </table:table-cell>
          <table:table-cell office:value-type="float" office:value="0.92484583" calcext:value-type="float">
            <text:p>0.92484583</text:p>
          </table:table-cell>
          <table:table-cell office:value-type="float" office:value="0.06049769" calcext:value-type="float">
            <text:p>0.060497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676774" calcext:value-type="float">
            <text:p>0.96676774</text:p>
          </table:table-cell>
          <table:table-cell office:value-type="float" office:value="0.00444402" calcext:value-type="float">
            <text:p>0.00444402</text:p>
          </table:table-cell>
          <table:table-cell office:value-type="float" office:value="0.0100967" calcext:value-type="float">
            <text:p>0.0100967</text:p>
          </table:table-cell>
          <table:table-cell office:value-type="float" office:value="0.01869154" calcext:value-type="float">
            <text:p>0.01869154</text:p>
          </table:table-cell>
          <table:table-cell office:value-type="float" office:value="0.0100711" calcext:value-type="float">
            <text:p>0.0100711</text:p>
          </table:table-cell>
          <table:table-cell office:value-type="float" office:value="0.951751" calcext:value-type="float">
            <text:p>0.951751</text:p>
          </table:table-cell>
          <table:table-cell office:value-type="float" office:value="0.0000127" calcext:value-type="float">
            <text:p>1.27E-05</text:p>
          </table:table-cell>
          <table:table-cell office:value-type="float" office:value="0.03816521" calcext:value-type="float">
            <text:p>0.03816521</text:p>
          </table:table-cell>
          <table:table-cell office:value-type="float" office:value="0.01342247" calcext:value-type="float">
            <text:p>0.01342247</text:p>
          </table:table-cell>
          <table:table-cell office:value-type="float" office:value="0.00006108" calcext:value-type="float">
            <text:p>6.108E-05</text:p>
          </table:table-cell>
          <table:table-cell office:value-type="float" office:value="0.92618753" calcext:value-type="float">
            <text:p>0.92618753</text:p>
          </table:table-cell>
          <table:table-cell office:value-type="float" office:value="0.06032892" calcext:value-type="float">
            <text:p>0.060328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424701" calcext:value-type="float">
            <text:p>0.96424701</text:p>
          </table:table-cell>
          <table:table-cell office:value-type="float" office:value="0.00449936" calcext:value-type="float">
            <text:p>0.00449936</text:p>
          </table:table-cell>
          <table:table-cell office:value-type="float" office:value="0.01095763" calcext:value-type="float">
            <text:p>0.01095763</text:p>
          </table:table-cell>
          <table:table-cell office:value-type="float" office:value="0.020296" calcext:value-type="float">
            <text:p>0.020296</text:p>
          </table:table-cell>
          <table:table-cell office:value-type="float" office:value="0.00989539" calcext:value-type="float">
            <text:p>0.00989539</text:p>
          </table:table-cell>
          <table:table-cell office:value-type="float" office:value="0.94926636" calcext:value-type="float">
            <text:p>0.94926636</text:p>
          </table:table-cell>
          <table:table-cell office:value-type="float" office:value="0.00001357" calcext:value-type="float">
            <text:p>1.357E-05</text:p>
          </table:table-cell>
          <table:table-cell office:value-type="float" office:value="0.04082468" calcext:value-type="float">
            <text:p>0.04082468</text:p>
          </table:table-cell>
          <table:table-cell office:value-type="float" office:value="0.0123487" calcext:value-type="float">
            <text:p>0.0123487</text:p>
          </table:table-cell>
          <table:table-cell office:value-type="float" office:value="0.00005704" calcext:value-type="float">
            <text:p>5.704E-05</text:p>
          </table:table-cell>
          <table:table-cell office:value-type="float" office:value="0.92716967" calcext:value-type="float">
            <text:p>0.92716967</text:p>
          </table:table-cell>
          <table:table-cell office:value-type="float" office:value="0.06042458" calcext:value-type="float">
            <text:p>0.060424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143017" calcext:value-type="float">
            <text:p>0.96143017</text:p>
          </table:table-cell>
          <table:table-cell office:value-type="float" office:value="0.00456151" calcext:value-type="float">
            <text:p>0.00456151</text:p>
          </table:table-cell>
          <table:table-cell office:value-type="float" office:value="0.01188249" calcext:value-type="float">
            <text:p>0.01188249</text:p>
          </table:table-cell>
          <table:table-cell office:value-type="float" office:value="0.02212583" calcext:value-type="float">
            <text:p>0.02212583</text:p>
          </table:table-cell>
          <table:table-cell office:value-type="float" office:value="0.0097038" calcext:value-type="float">
            <text:p>0.0097038</text:p>
          </table:table-cell>
          <table:table-cell office:value-type="float" office:value="0.94651023" calcext:value-type="float">
            <text:p>0.94651023</text:p>
          </table:table-cell>
          <table:table-cell office:value-type="float" office:value="0.00001448" calcext:value-type="float">
            <text:p>1.448E-05</text:p>
          </table:table-cell>
          <table:table-cell office:value-type="float" office:value="0.0437715" calcext:value-type="float">
            <text:p>0.0437715</text:p>
          </table:table-cell>
          <table:table-cell office:value-type="float" office:value="0.01136199" calcext:value-type="float">
            <text:p>0.01136199</text:p>
          </table:table-cell>
          <table:table-cell office:value-type="float" office:value="0.00005336" calcext:value-type="float">
            <text:p>5.336E-05</text:p>
          </table:table-cell>
          <table:table-cell office:value-type="float" office:value="0.92779824" calcext:value-type="float">
            <text:p>0.92779824</text:p>
          </table:table-cell>
          <table:table-cell office:value-type="float" office:value="0.0607864" calcext:value-type="float">
            <text:p>0.06078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827933" calcext:value-type="float">
            <text:p>0.95827933</text:p>
          </table:table-cell>
          <table:table-cell office:value-type="float" office:value="0.00463053" calcext:value-type="float">
            <text:p>0.00463053</text:p>
          </table:table-cell>
          <table:table-cell office:value-type="float" office:value="0.01287458" calcext:value-type="float">
            <text:p>0.01287458</text:p>
          </table:table-cell>
          <table:table-cell office:value-type="float" office:value="0.02421555" calcext:value-type="float">
            <text:p>0.02421555</text:p>
          </table:table-cell>
          <table:table-cell office:value-type="float" office:value="0.009497" calcext:value-type="float">
            <text:p>0.009497</text:p>
          </table:table-cell>
          <table:table-cell office:value-type="float" office:value="0.94344872" calcext:value-type="float">
            <text:p>0.94344872</text:p>
          </table:table-cell>
          <table:table-cell office:value-type="float" office:value="0.0000154" calcext:value-type="float">
            <text:p>1.54E-05</text:p>
          </table:table-cell>
          <table:table-cell office:value-type="float" office:value="0.04703887" calcext:value-type="float">
            <text:p>0.04703887</text:p>
          </table:table-cell>
          <table:table-cell office:value-type="float" office:value="0.01045521" calcext:value-type="float">
            <text:p>0.01045521</text:p>
          </table:table-cell>
          <table:table-cell office:value-type="float" office:value="0.00005001" calcext:value-type="float">
            <text:p>5.001E-05</text:p>
          </table:table-cell>
          <table:table-cell office:value-type="float" office:value="0.92807541" calcext:value-type="float">
            <text:p>0.92807541</text:p>
          </table:table-cell>
          <table:table-cell office:value-type="float" office:value="0.06141936" calcext:value-type="float">
            <text:p>0.061419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47508" calcext:value-type="float">
            <text:p>0.9547508</text:p>
          </table:table-cell>
          <table:table-cell office:value-type="float" office:value="0.00470648" calcext:value-type="float">
            <text:p>0.00470648</text:p>
          </table:table-cell>
          <table:table-cell office:value-type="float" office:value="0.0139371" calcext:value-type="float">
            <text:p>0.0139371</text:p>
          </table:table-cell>
          <table:table-cell office:value-type="float" office:value="0.02660562" calcext:value-type="float">
            <text:p>0.02660562</text:p>
          </table:table-cell>
          <table:table-cell office:value-type="float" office:value="0.00927575" calcext:value-type="float">
            <text:p>0.00927575</text:p>
          </table:table-cell>
          <table:table-cell office:value-type="float" office:value="0.94004382" calcext:value-type="float">
            <text:p>0.94004382</text:p>
          </table:table-cell>
          <table:table-cell office:value-type="float" office:value="0.00001634" calcext:value-type="float">
            <text:p>1.634E-05</text:p>
          </table:table-cell>
          <table:table-cell office:value-type="float" office:value="0.05066408" calcext:value-type="float">
            <text:p>0.05066408</text:p>
          </table:table-cell>
          <table:table-cell office:value-type="float" office:value="0.00962179" calcext:value-type="float">
            <text:p>0.00962179</text:p>
          </table:table-cell>
          <table:table-cell office:value-type="float" office:value="0.00004695" calcext:value-type="float">
            <text:p>4.695E-05</text:p>
          </table:table-cell>
          <table:table-cell office:value-type="float" office:value="0.92799947" calcext:value-type="float">
            <text:p>0.92799947</text:p>
          </table:table-cell>
          <table:table-cell office:value-type="float" office:value="0.06233178" calcext:value-type="float">
            <text:p>0.062331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079412" calcext:value-type="float">
            <text:p>0.95079412</text:p>
          </table:table-cell>
          <table:table-cell office:value-type="float" office:value="0.00478939" calcext:value-type="float">
            <text:p>0.00478939</text:p>
          </table:table-cell>
          <table:table-cell office:value-type="float" office:value="0.01507302" calcext:value-type="float">
            <text:p>0.01507302</text:p>
          </table:table-cell>
          <table:table-cell office:value-type="float" office:value="0.02934347" calcext:value-type="float">
            <text:p>0.02934347</text:p>
          </table:table-cell>
          <table:table-cell office:value-type="float" office:value="0.0090408" calcext:value-type="float">
            <text:p>0.0090408</text:p>
          </table:table-cell>
          <table:table-cell office:value-type="float" office:value="0.93625292" calcext:value-type="float">
            <text:p>0.93625292</text:p>
          </table:table-cell>
          <table:table-cell office:value-type="float" office:value="0.0000173" calcext:value-type="float">
            <text:p>1.73E-05</text:p>
          </table:table-cell>
          <table:table-cell office:value-type="float" office:value="0.05468898" calcext:value-type="float">
            <text:p>0.05468898</text:p>
          </table:table-cell>
          <table:table-cell office:value-type="float" office:value="0.00885567" calcext:value-type="float">
            <text:p>0.00885567</text:p>
          </table:table-cell>
          <table:table-cell office:value-type="float" office:value="0.00004416" calcext:value-type="float">
            <text:p>4.416E-05</text:p>
          </table:table-cell>
          <table:table-cell office:value-type="float" office:value="0.92756468" calcext:value-type="float">
            <text:p>0.92756468</text:p>
          </table:table-cell>
          <table:table-cell office:value-type="float" office:value="0.0635355" calcext:value-type="float">
            <text:p>0.06353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635102" calcext:value-type="float">
            <text:p>0.94635102</text:p>
          </table:table-cell>
          <table:table-cell office:value-type="float" office:value="0.00487925" calcext:value-type="float">
            <text:p>0.00487925</text:p>
          </table:table-cell>
          <table:table-cell office:value-type="float" office:value="0.01628498" calcext:value-type="float">
            <text:p>0.01628498</text:p>
          </table:table-cell>
          <table:table-cell office:value-type="float" office:value="0.03248476" calcext:value-type="float">
            <text:p>0.03248476</text:p>
          </table:table-cell>
          <table:table-cell office:value-type="float" office:value="0.00879298" calcext:value-type="float">
            <text:p>0.00879298</text:p>
          </table:table-cell>
          <table:table-cell office:value-type="float" office:value="0.93202833" calcext:value-type="float">
            <text:p>0.93202833</text:p>
          </table:table-cell>
          <table:table-cell office:value-type="float" office:value="0.00001826" calcext:value-type="float">
            <text:p>1.826E-05</text:p>
          </table:table-cell>
          <table:table-cell office:value-type="float" office:value="0.05916043" calcext:value-type="float">
            <text:p>0.05916043</text:p>
          </table:table-cell>
          <table:table-cell office:value-type="float" office:value="0.00815124" calcext:value-type="float">
            <text:p>0.00815124</text:p>
          </table:table-cell>
          <table:table-cell office:value-type="float" office:value="0.0000416" calcext:value-type="float">
            <text:p>4.16E-05</text:p>
          </table:table-cell>
          <table:table-cell office:value-type="float" office:value="0.92676108" calcext:value-type="float">
            <text:p>0.92676108</text:p>
          </table:table-cell>
          <table:table-cell office:value-type="float" office:value="0.06504608" calcext:value-type="float">
            <text:p>0.065046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135415" calcext:value-type="float">
            <text:p>0.94135415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0.01757516" calcext:value-type="float">
            <text:p>0.01757516</text:p>
          </table:table-cell>
          <table:table-cell office:value-type="float" office:value="0.0360947" calcext:value-type="float">
            <text:p>0.0360947</text:p>
          </table:table-cell>
          <table:table-cell office:value-type="float" office:value="0.00853313" calcext:value-type="float">
            <text:p>0.00853313</text:p>
          </table:table-cell>
          <table:table-cell office:value-type="float" office:value="0.9273168" calcext:value-type="float">
            <text:p>0.9273168</text:p>
          </table:table-cell>
          <table:table-cell office:value-type="float" office:value="0.00001923" calcext:value-type="float">
            <text:p>1.923E-05</text:p>
          </table:table-cell>
          <table:table-cell office:value-type="float" office:value="0.06413083" calcext:value-type="float">
            <text:p>0.06413083</text:p>
          </table:table-cell>
          <table:table-cell office:value-type="float" office:value="0.00750336" calcext:value-type="float">
            <text:p>0.00750336</text:p>
          </table:table-cell>
          <table:table-cell office:value-type="float" office:value="0.00003926" calcext:value-type="float">
            <text:p>3.926E-05</text:p>
          </table:table-cell>
          <table:table-cell office:value-type="float" office:value="0.92557428" calcext:value-type="float">
            <text:p>0.92557428</text:p>
          </table:table-cell>
          <table:table-cell office:value-type="float" office:value="0.06688309" calcext:value-type="float">
            <text:p>0.066883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572573" calcext:value-type="float">
            <text:p>0.93572573</text:p>
          </table:table-cell>
          <table:table-cell office:value-type="float" office:value="0.00507951" calcext:value-type="float">
            <text:p>0.00507951</text:p>
          </table:table-cell>
          <table:table-cell office:value-type="float" office:value="0.01894506" calcext:value-type="float">
            <text:p>0.01894506</text:p>
          </table:table-cell>
          <table:table-cell office:value-type="float" office:value="0.0402497" calcext:value-type="float">
            <text:p>0.0402497</text:p>
          </table:table-cell>
          <table:table-cell office:value-type="float" office:value="0.00826215" calcext:value-type="float">
            <text:p>0.00826215</text:p>
          </table:table-cell>
          <table:table-cell office:value-type="float" office:value="0.922059" calcext:value-type="float">
            <text:p>0.922059</text:p>
          </table:table-cell>
          <table:table-cell office:value-type="float" office:value="0.00002019" calcext:value-type="float">
            <text:p>2.019E-05</text:p>
          </table:table-cell>
          <table:table-cell office:value-type="float" office:value="0.06965866" calcext:value-type="float">
            <text:p>0.06965866</text:p>
          </table:table-cell>
          <table:table-cell office:value-type="float" office:value="0.0069073" calcext:value-type="float">
            <text:p>0.0069073</text:p>
          </table:table-cell>
          <table:table-cell office:value-type="float" office:value="0.00003712" calcext:value-type="float">
            <text:p>3.712E-05</text:p>
          </table:table-cell>
          <table:table-cell office:value-type="float" office:value="0.92398511" calcext:value-type="float">
            <text:p>0.92398511</text:p>
          </table:table-cell>
          <table:table-cell office:value-type="float" office:value="0.06907047" calcext:value-type="float">
            <text:p>0.069070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937603" calcext:value-type="float">
            <text:p>0.92937603</text:p>
          </table:table-cell>
          <table:table-cell office:value-type="float" office:value="0.00518955" calcext:value-type="float">
            <text:p>0.00518955</text:p>
          </table:table-cell>
          <table:table-cell office:value-type="float" office:value="0.0203953" calcext:value-type="float">
            <text:p>0.0203953</text:p>
          </table:table-cell>
          <table:table-cell office:value-type="float" office:value="0.04503911" calcext:value-type="float">
            <text:p>0.04503911</text:p>
          </table:table-cell>
          <table:table-cell office:value-type="float" office:value="0.00798094" calcext:value-type="float">
            <text:p>0.00798094</text:p>
          </table:table-cell>
          <table:table-cell office:value-type="float" office:value="0.91618904" calcext:value-type="float">
            <text:p>0.91618904</text:p>
          </table:table-cell>
          <table:table-cell office:value-type="float" office:value="0.00002114" calcext:value-type="float">
            <text:p>2.114E-05</text:p>
          </table:table-cell>
          <table:table-cell office:value-type="float" office:value="0.07580889" calcext:value-type="float">
            <text:p>0.07580889</text:p>
          </table:table-cell>
          <table:table-cell office:value-type="float" office:value="0.0063587" calcext:value-type="float">
            <text:p>0.0063587</text:p>
          </table:table-cell>
          <table:table-cell office:value-type="float" office:value="0.00003515" calcext:value-type="float">
            <text:p>3.515E-05</text:p>
          </table:table-cell>
          <table:table-cell office:value-type="float" office:value="0.92196923" calcext:value-type="float">
            <text:p>0.92196923</text:p>
          </table:table-cell>
          <table:table-cell office:value-type="float" office:value="0.07163692" calcext:value-type="float">
            <text:p>0.071636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220167" calcext:value-type="float">
            <text:p>0.92220167</text:p>
          </table:table-cell>
          <table:table-cell office:value-type="float" office:value="0.00530579" calcext:value-type="float">
            <text:p>0.00530579</text:p>
          </table:table-cell>
          <table:table-cell office:value-type="float" office:value="0.02192532" calcext:value-type="float">
            <text:p>0.02192532</text:p>
          </table:table-cell>
          <table:table-cell office:value-type="float" office:value="0.05056723" calcext:value-type="float">
            <text:p>0.05056723</text:p>
          </table:table-cell>
          <table:table-cell office:value-type="float" office:value="0.00769042" calcext:value-type="float">
            <text:p>0.00769042</text:p>
          </table:table-cell>
          <table:table-cell office:value-type="float" office:value="0.90963398" calcext:value-type="float">
            <text:p>0.90963398</text:p>
          </table:table-cell>
          <table:table-cell office:value-type="float" office:value="0.00002207" calcext:value-type="float">
            <text:p>2.207E-05</text:p>
          </table:table-cell>
          <table:table-cell office:value-type="float" office:value="0.08265352" calcext:value-type="float">
            <text:p>0.08265352</text:p>
          </table:table-cell>
          <table:table-cell office:value-type="float" office:value="0.00585357" calcext:value-type="float">
            <text:p>0.00585357</text:p>
          </table:table-cell>
          <table:table-cell office:value-type="float" office:value="0.00003334" calcext:value-type="float">
            <text:p>3.334E-05</text:p>
          </table:table-cell>
          <table:table-cell office:value-type="float" office:value="0.91949668" calcext:value-type="float">
            <text:p>0.91949668</text:p>
          </table:table-cell>
          <table:table-cell office:value-type="float" office:value="0.07461641" calcext:value-type="float">
            <text:p>0.0746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408391" calcext:value-type="float">
            <text:p>0.91408391</text:p>
          </table:table-cell>
          <table:table-cell office:value-type="float" office:value="0.00542769" calcext:value-type="float">
            <text:p>0.00542769</text:p>
          </table:table-cell>
          <table:table-cell office:value-type="float" office:value="0.023533" calcext:value-type="float">
            <text:p>0.023533</text:p>
          </table:table-cell>
          <table:table-cell office:value-type="float" office:value="0.0569554" calcext:value-type="float">
            <text:p>0.0569554</text:p>
          </table:table-cell>
          <table:table-cell office:value-type="float" office:value="0.00739156" calcext:value-type="float">
            <text:p>0.00739156</text:p>
          </table:table-cell>
          <table:table-cell office:value-type="float" office:value="0.90231351" calcext:value-type="float">
            <text:p>0.90231351</text:p>
          </table:table-cell>
          <table:table-cell office:value-type="float" office:value="0.00002297" calcext:value-type="float">
            <text:p>2.297E-05</text:p>
          </table:table-cell>
          <table:table-cell office:value-type="float" office:value="0.09027196" calcext:value-type="float">
            <text:p>0.09027196</text:p>
          </table:table-cell>
          <table:table-cell office:value-type="float" office:value="0.00538824" calcext:value-type="float">
            <text:p>0.00538824</text:p>
          </table:table-cell>
          <table:table-cell office:value-type="float" office:value="0.00003167" calcext:value-type="float">
            <text:p>3.167E-05</text:p>
          </table:table-cell>
          <table:table-cell office:value-type="float" office:value="0.91653136" calcext:value-type="float">
            <text:p>0.91653136</text:p>
          </table:table-cell>
          <table:table-cell office:value-type="float" office:value="0.07804873" calcext:value-type="float">
            <text:p>0.078048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488697" calcext:value-type="float">
            <text:p>0.90488697</text:p>
          </table:table-cell>
          <table:table-cell office:value-type="float" office:value="0.00555453" calcext:value-type="float">
            <text:p>0.00555453</text:p>
          </table:table-cell>
          <table:table-cell office:value-type="float" office:value="0.02521429" calcext:value-type="float">
            <text:p>0.02521429</text:p>
          </table:table-cell>
          <table:table-cell office:value-type="float" office:value="0.0643442" calcext:value-type="float">
            <text:p>0.0643442</text:p>
          </table:table-cell>
          <table:table-cell office:value-type="float" office:value="0.00708532" calcext:value-type="float">
            <text:p>0.00708532</text:p>
          </table:table-cell>
          <table:table-cell office:value-type="float" office:value="0.89413962" calcext:value-type="float">
            <text:p>0.89413962</text:p>
          </table:table-cell>
          <table:table-cell office:value-type="float" office:value="0.00002383" calcext:value-type="float">
            <text:p>2.383E-05</text:p>
          </table:table-cell>
          <table:table-cell office:value-type="float" office:value="0.09875122" calcext:value-type="float">
            <text:p>0.09875122</text:p>
          </table:table-cell>
          <table:table-cell office:value-type="float" office:value="0.00495934" calcext:value-type="float">
            <text:p>0.00495934</text:p>
          </table:table-cell>
          <table:table-cell office:value-type="float" office:value="0.00003014" calcext:value-type="float">
            <text:p>3.014E-05</text:p>
          </table:table-cell>
          <table:table-cell office:value-type="float" office:value="0.91303037" calcext:value-type="float">
            <text:p>0.91303037</text:p>
          </table:table-cell>
          <table:table-cell office:value-type="float" office:value="0.08198016" calcext:value-type="float">
            <text:p>0.081980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445642" calcext:value-type="float">
            <text:p>0.89445642</text:p>
          </table:table-cell>
          <table:table-cell office:value-type="float" office:value="0.00568534" calcext:value-type="float">
            <text:p>0.00568534</text:p>
          </table:table-cell>
          <table:table-cell office:value-type="float" office:value="0.02696267" calcext:value-type="float">
            <text:p>0.02696267</text:p>
          </table:table-cell>
          <table:table-cell office:value-type="float" office:value="0.07289557" calcext:value-type="float">
            <text:p>0.07289557</text:p>
          </table:table-cell>
          <table:table-cell office:value-type="float" office:value="0.00677269" calcext:value-type="float">
            <text:p>0.00677269</text:p>
          </table:table-cell>
          <table:table-cell office:value-type="float" office:value="0.8850166" calcext:value-type="float">
            <text:p>0.8850166</text:p>
          </table:table-cell>
          <table:table-cell office:value-type="float" office:value="0.00002464" calcext:value-type="float">
            <text:p>2.464E-05</text:p>
          </table:table-cell>
          <table:table-cell office:value-type="float" office:value="0.10818607" calcext:value-type="float">
            <text:p>0.10818607</text:p>
          </table:table-cell>
          <table:table-cell office:value-type="float" office:value="0.00456377" calcext:value-type="float">
            <text:p>0.00456377</text:p>
          </table:table-cell>
          <table:table-cell office:value-type="float" office:value="0.00002872" calcext:value-type="float">
            <text:p>2.872E-05</text:p>
          </table:table-cell>
          <table:table-cell office:value-type="float" office:value="0.90894338" calcext:value-type="float">
            <text:p>0.90894338</text:p>
          </table:table-cell>
          <table:table-cell office:value-type="float" office:value="0.08646413" calcext:value-type="float">
            <text:p>0.086464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261802" calcext:value-type="float">
            <text:p>0.88261802</text:p>
          </table:table-cell>
          <table:table-cell office:value-type="float" office:value="0.00581881" calcext:value-type="float">
            <text:p>0.00581881</text:p>
          </table:table-cell>
          <table:table-cell office:value-type="float" office:value="0.02876853" calcext:value-type="float">
            <text:p>0.02876853</text:p>
          </table:table-cell>
          <table:table-cell office:value-type="float" office:value="0.08279465" calcext:value-type="float">
            <text:p>0.08279465</text:p>
          </table:table-cell>
          <table:table-cell office:value-type="float" office:value="0.00645469" calcext:value-type="float">
            <text:p>0.00645469</text:p>
          </table:table-cell>
          <table:table-cell office:value-type="float" office:value="0.87484117" calcext:value-type="float">
            <text:p>0.87484117</text:p>
          </table:table-cell>
          <table:table-cell office:value-type="float" office:value="0.0000254" calcext:value-type="float">
            <text:p>2.54E-05</text:p>
          </table:table-cell>
          <table:table-cell office:value-type="float" office:value="0.11867874" calcext:value-type="float">
            <text:p>0.11867874</text:p>
          </table:table-cell>
          <table:table-cell office:value-type="float" office:value="0.00419871" calcext:value-type="float">
            <text:p>0.00419871</text:p>
          </table:table-cell>
          <table:table-cell office:value-type="float" office:value="0.0000274" calcext:value-type="float">
            <text:p>2.74E-05</text:p>
          </table:table-cell>
          <table:table-cell office:value-type="float" office:value="0.90421181" calcext:value-type="float">
            <text:p>0.90421181</text:p>
          </table:table-cell>
          <table:table-cell office:value-type="float" office:value="0.09156208" calcext:value-type="float">
            <text:p>0.091562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917723" calcext:value-type="float">
            <text:p>0.86917723</text:p>
          </table:table-cell>
          <table:table-cell office:value-type="float" office:value="0.00595323" calcext:value-type="float">
            <text:p>0.00595323</text:p>
          </table:table-cell>
          <table:table-cell office:value-type="float" office:value="0.03061854" calcext:value-type="float">
            <text:p>0.03061854</text:p>
          </table:table-cell>
          <table:table-cell office:value-type="float" office:value="0.094251" calcext:value-type="float">
            <text:p>0.094251</text:p>
          </table:table-cell>
          <table:table-cell office:value-type="float" office:value="0.00613235" calcext:value-type="float">
            <text:p>0.00613235</text:p>
          </table:table-cell>
          <table:table-cell office:value-type="float" office:value="0.86350315" calcext:value-type="float">
            <text:p>0.86350315</text:p>
          </table:table-cell>
          <table:table-cell office:value-type="float" office:value="0.00002608" calcext:value-type="float">
            <text:p>2.608E-05</text:p>
          </table:table-cell>
          <table:table-cell office:value-type="float" office:value="0.13033843" calcext:value-type="float">
            <text:p>0.13033843</text:p>
          </table:table-cell>
          <table:table-cell office:value-type="float" office:value="0.00386155" calcext:value-type="float">
            <text:p>0.00386155</text:p>
          </table:table-cell>
          <table:table-cell office:value-type="float" office:value="0.00002618" calcext:value-type="float">
            <text:p>2.618E-05</text:p>
          </table:table-cell>
          <table:table-cell office:value-type="float" office:value="0.89876807" calcext:value-type="float">
            <text:p>0.89876807</text:p>
          </table:table-cell>
          <table:table-cell office:value-type="float" office:value="0.09734419" calcext:value-type="float">
            <text:p>0.097344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391991" calcext:value-type="float">
            <text:p>0.85391991</text:p>
          </table:table-cell>
          <table:table-cell office:value-type="float" office:value="0.00608646" calcext:value-type="float">
            <text:p>0.00608646</text:p>
          </table:table-cell>
          <table:table-cell office:value-type="float" office:value="0.03249484" calcext:value-type="float">
            <text:p>0.03249484</text:p>
          </table:table-cell>
          <table:table-cell office:value-type="float" office:value="0.10749879" calcext:value-type="float">
            <text:p>0.10749879</text:p>
          </table:table-cell>
          <table:table-cell office:value-type="float" office:value="0.00580673" calcext:value-type="float">
            <text:p>0.00580673</text:p>
          </table:table-cell>
          <table:table-cell office:value-type="float" office:value="0.85088645" calcext:value-type="float">
            <text:p>0.85088645</text:p>
          </table:table-cell>
          <table:table-cell office:value-type="float" office:value="0.00002667" calcext:value-type="float">
            <text:p>2.667E-05</text:p>
          </table:table-cell>
          <table:table-cell office:value-type="float" office:value="0.14328015" calcext:value-type="float">
            <text:p>0.14328015</text:p>
          </table:table-cell>
          <table:table-cell office:value-type="float" office:value="0.00354992" calcext:value-type="float">
            <text:p>0.00354992</text:p>
          </table:table-cell>
          <table:table-cell office:value-type="float" office:value="0.00002505" calcext:value-type="float">
            <text:p>2.505E-05</text:p>
          </table:table-cell>
          <table:table-cell office:value-type="float" office:value="0.89253471" calcext:value-type="float">
            <text:p>0.89253471</text:p>
          </table:table-cell>
          <table:table-cell office:value-type="float" office:value="0.10389033" calcext:value-type="float">
            <text:p>0.103890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3661471" calcext:value-type="float">
            <text:p>0.83661471</text:p>
          </table:table-cell>
          <table:table-cell office:value-type="float" office:value="0.00621578" calcext:value-type="float">
            <text:p>0.00621578</text:p>
          </table:table-cell>
          <table:table-cell office:value-type="float" office:value="0.03437431" calcext:value-type="float">
            <text:p>0.03437431</text:p>
          </table:table-cell>
          <table:table-cell office:value-type="float" office:value="0.1227952" calcext:value-type="float">
            <text:p>0.1227952</text:p>
          </table:table-cell>
          <table:table-cell office:value-type="float" office:value="0.00547893" calcext:value-type="float">
            <text:p>0.00547893</text:p>
          </table:table-cell>
          <table:table-cell office:value-type="float" office:value="0.83687084" calcext:value-type="float">
            <text:p>0.83687084</text:p>
          </table:table-cell>
          <table:table-cell office:value-type="float" office:value="0.00002717" calcext:value-type="float">
            <text:p>2.717E-05</text:p>
          </table:table-cell>
          <table:table-cell office:value-type="float" office:value="0.15762306" calcext:value-type="float">
            <text:p>0.15762306</text:p>
          </table:table-cell>
          <table:table-cell office:value-type="float" office:value="0.00326162" calcext:value-type="float">
            <text:p>0.00326162</text:p>
          </table:table-cell>
          <table:table-cell office:value-type="float" office:value="0.00002399" calcext:value-type="float">
            <text:p>2.399E-05</text:p>
          </table:table-cell>
          <table:table-cell office:value-type="float" office:value="0.88542357" calcext:value-type="float">
            <text:p>0.88542357</text:p>
          </table:table-cell>
          <table:table-cell office:value-type="float" office:value="0.11129082" calcext:value-type="float">
            <text:p>0.111290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1701804" calcext:value-type="float">
            <text:p>0.81701804</text:p>
          </table:table-cell>
          <table:table-cell office:value-type="float" office:value="0.00633788" calcext:value-type="float">
            <text:p>0.00633788</text:p>
          </table:table-cell>
          <table:table-cell office:value-type="float" office:value="0.03622775" calcext:value-type="float">
            <text:p>0.03622775</text:p>
          </table:table-cell>
          <table:table-cell office:value-type="float" office:value="0.14041634" calcext:value-type="float">
            <text:p>0.14041634</text:p>
          </table:table-cell>
          <table:table-cell office:value-type="float" office:value="0.0051501" calcext:value-type="float">
            <text:p>0.0051501</text:p>
          </table:table-cell>
          <table:table-cell office:value-type="float" office:value="0.82133441" calcext:value-type="float">
            <text:p>0.82133441</text:p>
          </table:table-cell>
          <table:table-cell office:value-type="float" office:value="0.00002757" calcext:value-type="float">
            <text:p>2.757E-05</text:p>
          </table:table-cell>
          <table:table-cell office:value-type="float" office:value="0.17348793" calcext:value-type="float">
            <text:p>0.17348793</text:p>
          </table:table-cell>
          <table:table-cell office:value-type="float" office:value="0.00299465" calcext:value-type="float">
            <text:p>0.0029946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87733511" calcext:value-type="float">
            <text:p>0.87733511</text:p>
          </table:table-cell>
          <table:table-cell office:value-type="float" office:value="0.11964724" calcext:value-type="float">
            <text:p>0.119647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9488238" calcext:value-type="float">
            <text:p>0.79488238</text:p>
          </table:table-cell>
          <table:table-cell office:value-type="float" office:value="0.00644877" calcext:value-type="float">
            <text:p>0.00644877</text:p>
          </table:table-cell>
          <table:table-cell office:value-type="float" office:value="0.03801927" calcext:value-type="float">
            <text:p>0.03801927</text:p>
          </table:table-cell>
          <table:table-cell office:value-type="float" office:value="0.16064959" calcext:value-type="float">
            <text:p>0.16064959</text:p>
          </table:table-cell>
          <table:table-cell office:value-type="float" office:value="0.00482141" calcext:value-type="float">
            <text:p>0.00482141</text:p>
          </table:table-cell>
          <table:table-cell office:value-type="float" office:value="0.80415704" calcext:value-type="float">
            <text:p>0.80415704</text:p>
          </table:table-cell>
          <table:table-cell office:value-type="float" office:value="0.00002784" calcext:value-type="float">
            <text:p>2.784E-05</text:p>
          </table:table-cell>
          <table:table-cell office:value-type="float" office:value="0.19099371" calcext:value-type="float">
            <text:p>0.19099371</text:p>
          </table:table-cell>
          <table:table-cell office:value-type="float" office:value="0.00274719" calcext:value-type="float">
            <text:p>0.00274719</text:p>
          </table:table-cell>
          <table:table-cell office:value-type="float" office:value="0.00002206" calcext:value-type="float">
            <text:p>2.206E-05</text:p>
          </table:table-cell>
          <table:table-cell office:value-type="float" office:value="0.86815776" calcext:value-type="float">
            <text:p>0.86815776</text:p>
          </table:table-cell>
          <table:table-cell office:value-type="float" office:value="0.12907299" calcext:value-type="float">
            <text:p>0.129072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996898" calcext:value-type="float">
            <text:p>0.76996898</text:p>
          </table:table-cell>
          <table:table-cell office:value-type="float" office:value="0.00654378" calcext:value-type="float">
            <text:p>0.00654378</text:p>
          </table:table-cell>
          <table:table-cell office:value-type="float" office:value="0.03970592" calcext:value-type="float">
            <text:p>0.03970592</text:p>
          </table:table-cell>
          <table:table-cell office:value-type="float" office:value="0.18378132" calcext:value-type="float">
            <text:p>0.18378132</text:p>
          </table:table-cell>
          <table:table-cell office:value-type="float" office:value="0.00449413" calcext:value-type="float">
            <text:p>0.00449413</text:p>
          </table:table-cell>
          <table:table-cell office:value-type="float" office:value="0.78522487" calcext:value-type="float">
            <text:p>0.78522487</text:p>
          </table:table-cell>
          <table:table-cell office:value-type="float" office:value="0.00002798" calcext:value-type="float">
            <text:p>2.798E-05</text:p>
          </table:table-cell>
          <table:table-cell office:value-type="float" office:value="0.21025302" calcext:value-type="float">
            <text:p>0.21025302</text:p>
          </table:table-cell>
          <table:table-cell office:value-type="float" office:value="0.00251755" calcext:value-type="float">
            <text:p>0.00251755</text:p>
          </table:table-cell>
          <table:table-cell office:value-type="float" office:value="0.00002118" calcext:value-type="float">
            <text:p>2.118E-05</text:p>
          </table:table-cell>
          <table:table-cell office:value-type="float" office:value="0.85776765" calcext:value-type="float">
            <text:p>0.85776765</text:p>
          </table:table-cell>
          <table:table-cell office:value-type="float" office:value="0.13969362" calcext:value-type="float">
            <text:p>0.139693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4206568" calcext:value-type="float">
            <text:p>0.74206568</text:p>
          </table:table-cell>
          <table:table-cell office:value-type="float" office:value="0.00661757" calcext:value-type="float">
            <text:p>0.00661757</text:p>
          </table:table-cell>
          <table:table-cell office:value-type="float" office:value="0.04123781" calcext:value-type="float">
            <text:p>0.04123781</text:p>
          </table:table-cell>
          <table:table-cell office:value-type="float" office:value="0.21007894" calcext:value-type="float">
            <text:p>0.21007894</text:p>
          </table:table-cell>
          <table:table-cell office:value-type="float" office:value="0.00416958" calcext:value-type="float">
            <text:p>0.00416958</text:p>
          </table:table-cell>
          <table:table-cell office:value-type="float" office:value="0.76443602" calcext:value-type="float">
            <text:p>0.76443602</text:p>
          </table:table-cell>
          <table:table-cell office:value-type="float" office:value="0.00002797" calcext:value-type="float">
            <text:p>2.797E-05</text:p>
          </table:table-cell>
          <table:table-cell office:value-type="float" office:value="0.23136644" calcext:value-type="float">
            <text:p>0.23136644</text:p>
          </table:table-cell>
          <table:table-cell office:value-type="float" office:value="0.00230421" calcext:value-type="float">
            <text:p>0.00230421</text:p>
          </table:table-cell>
          <table:table-cell office:value-type="float" office:value="0.00002034" calcext:value-type="float">
            <text:p>2.034E-05</text:p>
          </table:table-cell>
          <table:table-cell office:value-type="float" office:value="0.84602877" calcext:value-type="float">
            <text:p>0.84602877</text:p>
          </table:table-cell>
          <table:table-cell office:value-type="float" office:value="0.15164668" calcext:value-type="float">
            <text:p>0.151646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101023" calcext:value-type="float">
            <text:p>0.71101023</text:p>
          </table:table-cell>
          <table:table-cell office:value-type="float" office:value="0.00666427" calcext:value-type="float">
            <text:p>0.00666427</text:p>
          </table:table-cell>
          <table:table-cell office:value-type="float" office:value="0.04255889" calcext:value-type="float">
            <text:p>0.04255889</text:p>
          </table:table-cell>
          <table:table-cell office:value-type="float" office:value="0.23976661" calcext:value-type="float">
            <text:p>0.23976661</text:p>
          </table:table-cell>
          <table:table-cell office:value-type="float" office:value="0.00384913" calcext:value-type="float">
            <text:p>0.00384913</text:p>
          </table:table-cell>
          <table:table-cell office:value-type="float" office:value="0.74170738" calcext:value-type="float">
            <text:p>0.74170738</text:p>
          </table:table-cell>
          <table:table-cell office:value-type="float" office:value="0.00002781" calcext:value-type="float">
            <text:p>2.781E-05</text:p>
          </table:table-cell>
          <table:table-cell office:value-type="float" office:value="0.25441568" calcext:value-type="float">
            <text:p>0.25441568</text:p>
          </table:table-cell>
          <table:table-cell office:value-type="float" office:value="0.00210578" calcext:value-type="float">
            <text:p>0.00210578</text:p>
          </table:table-cell>
          <table:table-cell office:value-type="float" office:value="0.00001954" calcext:value-type="float">
            <text:p>1.954E-05</text:p>
          </table:table-cell>
          <table:table-cell office:value-type="float" office:value="0.8327938" calcext:value-type="float">
            <text:p>0.8327938</text:p>
          </table:table-cell>
          <table:table-cell office:value-type="float" office:value="0.16508088" calcext:value-type="float">
            <text:p>0.165080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7671875" calcext:value-type="float">
            <text:p>0.67671875</text:p>
          </table:table-cell>
          <table:table-cell office:value-type="float" office:value="0.00667768" calcext:value-type="float">
            <text:p>0.00667768</text:p>
          </table:table-cell>
          <table:table-cell office:value-type="float" office:value="0.04360877" calcext:value-type="float">
            <text:p>0.04360877</text:p>
          </table:table-cell>
          <table:table-cell office:value-type="float" office:value="0.27299481" calcext:value-type="float">
            <text:p>0.27299481</text:p>
          </table:table-cell>
          <table:table-cell office:value-type="float" office:value="0.00353426" calcext:value-type="float">
            <text:p>0.00353426</text:p>
          </table:table-cell>
          <table:table-cell office:value-type="float" office:value="0.71698256" calcext:value-type="float">
            <text:p>0.71698256</text:p>
          </table:table-cell>
          <table:table-cell office:value-type="float" office:value="0.00002749" calcext:value-type="float">
            <text:p>2.749E-05</text:p>
          </table:table-cell>
          <table:table-cell office:value-type="float" office:value="0.27945568" calcext:value-type="float">
            <text:p>0.27945568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001877" calcext:value-type="float">
            <text:p>1.877E-05</text:p>
          </table:table-cell>
          <table:table-cell office:value-type="float" office:value="0.81790587" calcext:value-type="float">
            <text:p>0.81790587</text:p>
          </table:table-cell>
          <table:table-cell office:value-type="float" office:value="0.18015436" calcext:value-type="float">
            <text:p>0.180154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3921747" calcext:value-type="float">
            <text:p>0.63921747</text:p>
          </table:table-cell>
          <table:table-cell office:value-type="float" office:value="0.00665159" calcext:value-type="float">
            <text:p>0.00665159</text:p>
          </table:table-cell>
          <table:table-cell office:value-type="float" office:value="0.04432568" calcext:value-type="float">
            <text:p>0.04432568</text:p>
          </table:table-cell>
          <table:table-cell office:value-type="float" office:value="0.30980526" calcext:value-type="float">
            <text:p>0.30980526</text:p>
          </table:table-cell>
          <table:table-cell office:value-type="float" office:value="0.00322649" calcext:value-type="float">
            <text:p>0.00322649</text:p>
          </table:table-cell>
          <table:table-cell office:value-type="float" office:value="0.69024054" calcext:value-type="float">
            <text:p>0.69024054</text:p>
          </table:table-cell>
          <table:table-cell office:value-type="float" office:value="0.00002701" calcext:value-type="float">
            <text:p>2.701E-05</text:p>
          </table:table-cell>
          <table:table-cell office:value-type="float" office:value="0.30650596" calcext:value-type="float">
            <text:p>0.30650596</text:p>
          </table:table-cell>
          <table:table-cell office:value-type="float" office:value="0.00174874" calcext:value-type="float">
            <text:p>0.00174874</text:p>
          </table:table-cell>
          <table:table-cell office:value-type="float" office:value="0.00001801" calcext:value-type="float">
            <text:p>1.801E-05</text:p>
          </table:table-cell>
          <table:table-cell office:value-type="float" office:value="0.80120157" calcext:value-type="float">
            <text:p>0.80120157</text:p>
          </table:table-cell>
          <table:table-cell office:value-type="float" office:value="0.19703168" calcext:value-type="float">
            <text:p>0.197031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867434" calcext:value-type="float">
            <text:p>0.59867434</text:p>
          </table:table-cell>
          <table:table-cell office:value-type="float" office:value="0.00658032" calcext:value-type="float">
            <text:p>0.00658032</text:p>
          </table:table-cell>
          <table:table-cell office:value-type="float" office:value="0.04465073" calcext:value-type="float">
            <text:p>0.04465073</text:p>
          </table:table-cell>
          <table:table-cell office:value-type="float" office:value="0.35009461" calcext:value-type="float">
            <text:p>0.35009461</text:p>
          </table:table-cell>
          <table:table-cell office:value-type="float" office:value="0.00292741" calcext:value-type="float">
            <text:p>0.00292741</text:p>
          </table:table-cell>
          <table:table-cell office:value-type="float" office:value="0.66150457" calcext:value-type="float">
            <text:p>0.66150457</text:p>
          </table:table-cell>
          <table:table-cell office:value-type="float" office:value="0.00002636" calcext:value-type="float">
            <text:p>2.636E-05</text:p>
          </table:table-cell>
          <table:table-cell office:value-type="float" office:value="0.33554167" calcext:value-type="float">
            <text:p>0.33554167</text:p>
          </table:table-cell>
          <table:table-cell office:value-type="float" office:value="0.00158798" calcext:value-type="float">
            <text:p>0.00158798</text:p>
          </table:table-cell>
          <table:table-cell office:value-type="float" office:value="0.00001728" calcext:value-type="float">
            <text:p>1.728E-05</text:p>
          </table:table-cell>
          <table:table-cell office:value-type="float" office:value="0.78251558" calcext:value-type="float">
            <text:p>0.78251558</text:p>
          </table:table-cell>
          <table:table-cell office:value-type="float" office:value="0.21587916" calcext:value-type="float">
            <text:p>0.215879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542516" calcext:value-type="float">
            <text:p>0.55542516</text:p>
          </table:table-cell>
          <table:table-cell office:value-type="float" office:value="0.00645924" calcext:value-type="float">
            <text:p>0.00645924</text:p>
          </table:table-cell>
          <table:table-cell office:value-type="float" office:value="0.04453327" calcext:value-type="float">
            <text:p>0.04453327</text:p>
          </table:table-cell>
          <table:table-cell office:value-type="float" office:value="0.39358233" calcext:value-type="float">
            <text:p>0.39358233</text:p>
          </table:table-cell>
          <table:table-cell office:value-type="float" office:value="0.00263863" calcext:value-type="float">
            <text:p>0.00263863</text:p>
          </table:table-cell>
          <table:table-cell office:value-type="float" office:value="0.63085069" calcext:value-type="float">
            <text:p>0.63085069</text:p>
          </table:table-cell>
          <table:table-cell office:value-type="float" office:value="0.00002554" calcext:value-type="float">
            <text:p>2.554E-05</text:p>
          </table:table-cell>
          <table:table-cell office:value-type="float" office:value="0.36648514" calcext:value-type="float">
            <text:p>0.36648514</text:p>
          </table:table-cell>
          <table:table-cell office:value-type="float" office:value="0.00143783" calcext:value-type="float">
            <text:p>0.00143783</text:p>
          </table:table-cell>
          <table:table-cell office:value-type="float" office:value="0.00001655" calcext:value-type="float">
            <text:p>1.655E-05</text:p>
          </table:table-cell>
          <table:table-cell office:value-type="float" office:value="0.76168733" calcext:value-type="float">
            <text:p>0.76168733</text:p>
          </table:table-cell>
          <table:table-cell office:value-type="float" office:value="0.23685828" calcext:value-type="float">
            <text:p>0.23685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0998751" calcext:value-type="float">
            <text:p>0.50998751</text:p>
          </table:table-cell>
          <table:table-cell office:value-type="float" office:value="0.00628541" calcext:value-type="float">
            <text:p>0.00628541</text:p>
          </table:table-cell>
          <table:table-cell office:value-type="float" office:value="0.04393693" calcext:value-type="float">
            <text:p>0.04393693</text:p>
          </table:table-cell>
          <table:table-cell office:value-type="float" office:value="0.43979014" calcext:value-type="float">
            <text:p>0.43979014</text:p>
          </table:table-cell>
          <table:table-cell office:value-type="float" office:value="0.00236176" calcext:value-type="float">
            <text:p>0.00236176</text:p>
          </table:table-cell>
          <table:table-cell office:value-type="float" office:value="0.59841479" calcext:value-type="float">
            <text:p>0.59841479</text:p>
          </table:table-cell>
          <table:table-cell office:value-type="float" office:value="0.00002456" calcext:value-type="float">
            <text:p>2.456E-05</text:p>
          </table:table-cell>
          <table:table-cell office:value-type="float" office:value="0.39919889" calcext:value-type="float">
            <text:p>0.39919889</text:p>
          </table:table-cell>
          <table:table-cell office:value-type="float" office:value="0.00129751" calcext:value-type="float">
            <text:p>0.00129751</text:p>
          </table:table-cell>
          <table:table-cell office:value-type="float" office:value="0.00001583" calcext:value-type="float">
            <text:p>1.583E-05</text:p>
          </table:table-cell>
          <table:table-cell office:value-type="float" office:value="0.73856995" calcext:value-type="float">
            <text:p>0.73856995</text:p>
          </table:table-cell>
          <table:table-cell office:value-type="float" office:value="0.2601167" calcext:value-type="float">
            <text:p>0.2601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305582" calcext:value-type="float">
            <text:p>0.46305582</text:p>
          </table:table-cell>
          <table:table-cell office:value-type="float" office:value="0.00605823" calcext:value-type="float">
            <text:p>0.00605823</text:p>
          </table:table-cell>
          <table:table-cell office:value-type="float" office:value="0.04284545" calcext:value-type="float">
            <text:p>0.04284545</text:p>
          </table:table-cell>
          <table:table-cell office:value-type="float" office:value="0.48804049" calcext:value-type="float">
            <text:p>0.48804049</text:p>
          </table:table-cell>
          <table:table-cell office:value-type="float" office:value="0.00209836" calcext:value-type="float">
            <text:p>0.00209836</text:p>
          </table:table-cell>
          <table:table-cell office:value-type="float" office:value="0.56439719" calcext:value-type="float">
            <text:p>0.56439719</text:p>
          </table:table-cell>
          <table:table-cell office:value-type="float" office:value="0.00002344" calcext:value-type="float">
            <text:p>2.344E-05</text:p>
          </table:table-cell>
          <table:table-cell office:value-type="float" office:value="0.43348102" calcext:value-type="float">
            <text:p>0.43348102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001511" calcext:value-type="float">
            <text:p>1.511E-05</text:p>
          </table:table-cell>
          <table:table-cell office:value-type="float" office:value="0.71304173" calcext:value-type="float">
            <text:p>0.71304173</text:p>
          </table:table-cell>
          <table:table-cell office:value-type="float" office:value="0.2857768" calcext:value-type="float">
            <text:p>0.28577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547288" calcext:value-type="float">
            <text:p>0.41547288</text:p>
          </table:table-cell>
          <table:table-cell office:value-type="float" office:value="0.0057798" calcext:value-type="float">
            <text:p>0.0057798</text:p>
          </table:table-cell>
          <table:table-cell office:value-type="float" office:value="0.04126721" calcext:value-type="float">
            <text:p>0.04126721</text:p>
          </table:table-cell>
          <table:table-cell office:value-type="float" office:value="0.5374801" calcext:value-type="float">
            <text:p>0.5374801</text:p>
          </table:table-cell>
          <table:table-cell office:value-type="float" office:value="0.00184988" calcext:value-type="float">
            <text:p>0.00184988</text:p>
          </table:table-cell>
          <table:table-cell office:value-type="float" office:value="0.52906361" calcext:value-type="float">
            <text:p>0.52906361</text:p>
          </table:table-cell>
          <table:table-cell office:value-type="float" office:value="0.00002218" calcext:value-type="float">
            <text:p>2.218E-05</text:p>
          </table:table-cell>
          <table:table-cell office:value-type="float" office:value="0.46906432" calcext:value-type="float">
            <text:p>0.46906432</text:p>
          </table:table-cell>
          <table:table-cell office:value-type="float" office:value="0.00104383" calcext:value-type="float">
            <text:p>0.00104383</text:p>
          </table:table-cell>
          <table:table-cell office:value-type="float" office:value="0.00001437" calcext:value-type="float">
            <text:p>1.437E-05</text:p>
          </table:table-cell>
          <table:table-cell office:value-type="float" office:value="0.68502006" calcext:value-type="float">
            <text:p>0.68502006</text:p>
          </table:table-cell>
          <table:table-cell office:value-type="float" office:value="0.31392173" calcext:value-type="float">
            <text:p>0.3139217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817721" calcext:value-type="float">
            <text:p>0.36817721</text:p>
          </table:table-cell>
          <table:table-cell office:value-type="float" office:value="0.00545513" calcext:value-type="float">
            <text:p>0.00545513</text:p>
          </table:table-cell>
          <table:table-cell office:value-type="float" office:value="0.03923742" calcext:value-type="float">
            <text:p>0.03923742</text:p>
          </table:table-cell>
          <table:table-cell office:value-type="float" office:value="0.58713024" calcext:value-type="float">
            <text:p>0.58713024</text:p>
          </table:table-cell>
          <table:table-cell office:value-type="float" office:value="0.00161763" calcext:value-type="float">
            <text:p>0.00161763</text:p>
          </table:table-cell>
          <table:table-cell office:value-type="float" office:value="0.4927417" calcext:value-type="float">
            <text:p>0.4927417</text:p>
          </table:table-cell>
          <table:table-cell office:value-type="float" office:value="0.00002081" calcext:value-type="float">
            <text:p>2.081E-05</text:p>
          </table:table-cell>
          <table:table-cell office:value-type="float" office:value="0.50561986" calcext:value-type="float">
            <text:p>0.50561986</text:p>
          </table:table-cell>
          <table:table-cell office:value-type="float" office:value="0.00092948" calcext:value-type="float">
            <text:p>0.00092948</text:p>
          </table:table-cell>
          <table:table-cell office:value-type="float" office:value="0.00001363" calcext:value-type="float">
            <text:p>1.363E-05</text:p>
          </table:table-cell>
          <table:table-cell office:value-type="float" office:value="0.65447737" calcext:value-type="float">
            <text:p>0.65447737</text:p>
          </table:table-cell>
          <table:table-cell office:value-type="float" office:value="0.34457951" calcext:value-type="float">
            <text:p>0.344579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213165" calcext:value-type="float">
            <text:p>0.32213165</text:p>
          </table:table-cell>
          <table:table-cell office:value-type="float" office:value="0.00509189" calcext:value-type="float">
            <text:p>0.00509189</text:p>
          </table:table-cell>
          <table:table-cell office:value-type="float" office:value="0.03681698" calcext:value-type="float">
            <text:p>0.03681698</text:p>
          </table:table-cell>
          <table:table-cell office:value-type="float" office:value="0.63595948" calcext:value-type="float">
            <text:p>0.63595948</text:p>
          </table:table-cell>
          <table:table-cell office:value-type="float" office:value="0.00140265" calcext:value-type="float">
            <text:p>0.00140265</text:p>
          </table:table-cell>
          <table:table-cell office:value-type="float" office:value="0.45581242" calcext:value-type="float">
            <text:p>0.45581242</text:p>
          </table:table-cell>
          <table:table-cell office:value-type="float" office:value="0.00001935" calcext:value-type="float">
            <text:p>1.935E-05</text:p>
          </table:table-cell>
          <table:table-cell office:value-type="float" office:value="0.54276558" calcext:value-type="float">
            <text:p>0.54276558</text:p>
          </table:table-cell>
          <table:table-cell office:value-type="float" office:value="0.00082298" calcext:value-type="float">
            <text:p>0.00082298</text:p>
          </table:table-cell>
          <table:table-cell office:value-type="float" office:value="0.00001288" calcext:value-type="float">
            <text:p>1.288E-05</text:p>
          </table:table-cell>
          <table:table-cell office:value-type="float" office:value="0.62145804" calcext:value-type="float">
            <text:p>0.62145804</text:p>
          </table:table-cell>
          <table:table-cell office:value-type="float" office:value="0.37770611" calcext:value-type="float">
            <text:p>0.377706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7824375" calcext:value-type="float">
            <text:p>0.27824375</text:p>
          </table:table-cell>
          <table:table-cell office:value-type="float" office:value="0.00469989" calcext:value-type="float">
            <text:p>0.00469989</text:p>
          </table:table-cell>
          <table:table-cell office:value-type="float" office:value="0.03408798" calcext:value-type="float">
            <text:p>0.03408798</text:p>
          </table:table-cell>
          <table:table-cell office:value-type="float" office:value="0.68296839" calcext:value-type="float">
            <text:p>0.68296839</text:p>
          </table:table-cell>
          <table:table-cell office:value-type="float" office:value="0.00120572" calcext:value-type="float">
            <text:p>0.00120572</text:p>
          </table:table-cell>
          <table:table-cell office:value-type="float" office:value="0.41869651" calcext:value-type="float">
            <text:p>0.41869651</text:p>
          </table:table-cell>
          <table:table-cell office:value-type="float" office:value="0.00001783" calcext:value-type="float">
            <text:p>1.783E-05</text:p>
          </table:table-cell>
          <table:table-cell office:value-type="float" office:value="0.58007994" calcext:value-type="float">
            <text:p>0.58007994</text:p>
          </table:table-cell>
          <table:table-cell office:value-type="float" office:value="0.00072407" calcext:value-type="float">
            <text:p>0.00072407</text:p>
          </table:table-cell>
          <table:table-cell office:value-type="float" office:value="0.00001211" calcext:value-type="float">
            <text:p>1.211E-05</text:p>
          </table:table-cell>
          <table:table-cell office:value-type="float" office:value="0.58609461" calcext:value-type="float">
            <text:p>0.58609461</text:p>
          </table:table-cell>
          <table:table-cell office:value-type="float" office:value="0.41316921" calcext:value-type="float">
            <text:p>0.413169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729134" calcext:value-type="float">
            <text:p>0.23729134</text:p>
          </table:table-cell>
          <table:table-cell office:value-type="float" office:value="0.00429023" calcext:value-type="float">
            <text:p>0.00429023</text:p>
          </table:table-cell>
          <table:table-cell office:value-type="float" office:value="0.03114647" calcext:value-type="float">
            <text:p>0.03114647</text:p>
          </table:table-cell>
          <table:table-cell office:value-type="float" office:value="0.72727197" calcext:value-type="float">
            <text:p>0.72727197</text:p>
          </table:table-cell>
          <table:table-cell office:value-type="float" office:value="0.00102727" calcext:value-type="float">
            <text:p>0.00102727</text:p>
          </table:table-cell>
          <table:table-cell office:value-type="float" office:value="0.38183663" calcext:value-type="float">
            <text:p>0.38183663</text:p>
          </table:table-cell>
          <table:table-cell office:value-type="float" office:value="0.00001628" calcext:value-type="float">
            <text:p>1.628E-05</text:p>
          </table:table-cell>
          <table:table-cell office:value-type="float" office:value="0.61711982" calcext:value-type="float">
            <text:p>0.61711982</text:p>
          </table:table-cell>
          <table:table-cell office:value-type="float" office:value="0.00063261" calcext:value-type="float">
            <text:p>0.00063261</text:p>
          </table:table-cell>
          <table:table-cell office:value-type="float" office:value="0.00001132" calcext:value-type="float">
            <text:p>1.132E-05</text:p>
          </table:table-cell>
          <table:table-cell office:value-type="float" office:value="0.54862101" calcext:value-type="float">
            <text:p>0.54862101</text:p>
          </table:table-cell>
          <table:table-cell office:value-type="float" office:value="0.45073505" calcext:value-type="float">
            <text:p>0.450735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98663" calcext:value-type="float">
            <text:p>0.1998663</text:p>
          </table:table-cell>
          <table:table-cell office:value-type="float" office:value="0.00387431" calcext:value-type="float">
            <text:p>0.00387431</text:p>
          </table:table-cell>
          <table:table-cell office:value-type="float" office:value="0.02809361" calcext:value-type="float">
            <text:p>0.02809361</text:p>
          </table:table-cell>
          <table:table-cell office:value-type="float" office:value="0.76816579" calcext:value-type="float">
            <text:p>0.76816579</text:p>
          </table:table-cell>
          <table:table-cell office:value-type="float" office:value="0.00086741" calcext:value-type="float">
            <text:p>0.00086741</text:p>
          </table:table-cell>
          <table:table-cell office:value-type="float" office:value="0.34567673" calcext:value-type="float">
            <text:p>0.34567673</text:p>
          </table:table-cell>
          <table:table-cell office:value-type="float" office:value="0.00001472" calcext:value-type="float">
            <text:p>1.472E-05</text:p>
          </table:table-cell>
          <table:table-cell office:value-type="float" office:value="0.65344115" calcext:value-type="float">
            <text:p>0.65344115</text:p>
          </table:table-cell>
          <table:table-cell office:value-type="float" office:value="0.00054848" calcext:value-type="float">
            <text:p>0.00054848</text:p>
          </table:table-cell>
          <table:table-cell office:value-type="float" office:value="0.00001053" calcext:value-type="float">
            <text:p>1.053E-05</text:p>
          </table:table-cell>
          <table:table-cell office:value-type="float" office:value="0.50938001" calcext:value-type="float">
            <text:p>0.50938001</text:p>
          </table:table-cell>
          <table:table-cell office:value-type="float" office:value="0.49006098" calcext:value-type="float">
            <text:p>0.490060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663446" calcext:value-type="float">
            <text:p>0.1663446</text:p>
          </table:table-cell>
          <table:table-cell office:value-type="float" office:value="0.00346289" calcext:value-type="float">
            <text:p>0.00346289</text:p>
          </table:table-cell>
          <table:table-cell office:value-type="float" office:value="0.02502695" calcext:value-type="float">
            <text:p>0.02502695</text:p>
          </table:table-cell>
          <table:table-cell office:value-type="float" office:value="0.80516556" calcext:value-type="float">
            <text:p>0.80516556</text:p>
          </table:table-cell>
          <table:table-cell office:value-type="float" office:value="0.00072583" calcext:value-type="float">
            <text:p>0.00072583</text:p>
          </table:table-cell>
          <table:table-cell office:value-type="float" office:value="0.31064054" calcext:value-type="float">
            <text:p>0.31064054</text:p>
          </table:table-cell>
          <table:table-cell office:value-type="float" office:value="0.00001318" calcext:value-type="float">
            <text:p>1.318E-05</text:p>
          </table:table-cell>
          <table:table-cell office:value-type="float" office:value="0.68862045" calcext:value-type="float">
            <text:p>0.68862045</text:p>
          </table:table-cell>
          <table:table-cell office:value-type="float" office:value="0.00047163" calcext:value-type="float">
            <text:p>0.00047163</text:p>
          </table:table-cell>
          <table:table-cell table:style-name="ce1" office:value-type="float" office:value="0.000009719" calcext:value-type="float">
            <text:p>9.72E-06</text:p>
          </table:table-cell>
          <table:table-cell office:value-type="float" office:value="0.46882209" calcext:value-type="float">
            <text:p>0.46882209</text:p>
          </table:table-cell>
          <table:table-cell office:value-type="float" office:value="0.53069656" calcext:value-type="float">
            <text:p>0.530696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688461" calcext:value-type="float">
            <text:p>0.13688461</text:p>
          </table:table-cell>
          <table:table-cell office:value-type="float" office:value="0.00306535" calcext:value-type="float">
            <text:p>0.00306535</text:p>
          </table:table-cell>
          <table:table-cell office:value-type="float" office:value="0.02203306" calcext:value-type="float">
            <text:p>0.02203306</text:p>
          </table:table-cell>
          <table:table-cell office:value-type="float" office:value="0.83801698" calcext:value-type="float">
            <text:p>0.83801698</text:p>
          </table:table-cell>
          <table:table-cell office:value-type="float" office:value="0.00060192" calcext:value-type="float">
            <text:p>0.00060192</text:p>
          </table:table-cell>
          <table:table-cell office:value-type="float" office:value="0.27711136" calcext:value-type="float">
            <text:p>0.27711136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72227503" calcext:value-type="float">
            <text:p>0.72227503</text:p>
          </table:table-cell>
          <table:table-cell office:value-type="float" office:value="0.00040198" calcext:value-type="float">
            <text:p>0.00040198</text:p>
          </table:table-cell>
          <table:table-cell table:style-name="ce1" office:value-type="float" office:value="0.000008911" calcext:value-type="float">
            <text:p>8.91E-06</text:p>
          </table:table-cell>
          <table:table-cell office:value-type="float" office:value="0.42749365" calcext:value-type="float">
            <text:p>0.42749365</text:p>
          </table:table-cell>
          <table:table-cell office:value-type="float" office:value="0.57209547" calcext:value-type="float">
            <text:p>0.572095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144937" calcext:value-type="float">
            <text:p>0.11144937</text:p>
          </table:table-cell>
          <table:table-cell office:value-type="float" office:value="0.00268917" calcext:value-type="float">
            <text:p>0.00268917</text:p>
          </table:table-cell>
          <table:table-cell office:value-type="float" office:value="0.01918266" calcext:value-type="float">
            <text:p>0.01918266</text:p>
          </table:table-cell>
          <table:table-cell office:value-type="float" office:value="0.8666788" calcext:value-type="float">
            <text:p>0.8666788</text:p>
          </table:table-cell>
          <table:table-cell office:value-type="float" office:value="0.00049473" calcext:value-type="float">
            <text:p>0.00049473</text:p>
          </table:table-cell>
          <table:table-cell office:value-type="float" office:value="0.24541522" calcext:value-type="float">
            <text:p>0.24541522</text:p>
          </table:table-cell>
          <table:table-cell office:value-type="float" office:value="0.00001028" calcext:value-type="float">
            <text:p>1.028E-05</text:p>
          </table:table-cell>
          <table:table-cell office:value-type="float" office:value="0.75407977" calcext:value-type="float">
            <text:p>0.75407977</text:p>
          </table:table-cell>
          <table:table-cell office:value-type="float" office:value="0.00033944" calcext:value-type="float">
            <text:p>0.00033944</text:p>
          </table:table-cell>
          <table:table-cell table:style-name="ce1" office:value-type="float" office:value="0.000008108" calcext:value-type="float">
            <text:p>8.11E-06</text:p>
          </table:table-cell>
          <table:table-cell office:value-type="float" office:value="0.38601366" calcext:value-type="float">
            <text:p>0.38601366</text:p>
          </table:table-cell>
          <table:table-cell office:value-type="float" office:value="0.61363879" calcext:value-type="float">
            <text:p>0.613638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8984502" calcext:value-type="float">
            <text:p>0.08984502</text:p>
          </table:table-cell>
          <table:table-cell office:value-type="float" office:value="0.00233974" calcext:value-type="float">
            <text:p>0.00233974</text:p>
          </table:table-cell>
          <table:table-cell office:value-type="float" office:value="0.01652823" calcext:value-type="float">
            <text:p>0.01652823</text:p>
          </table:table-cell>
          <table:table-cell office:value-type="float" office:value="0.891287" calcext:value-type="float">
            <text:p>0.891287</text:p>
          </table:table-cell>
          <table:table-cell office:value-type="float" office:value="0.00040309" calcext:value-type="float">
            <text:p>0.00040309</text:p>
          </table:table-cell>
          <table:table-cell office:value-type="float" office:value="0.21580888" calcext:value-type="float">
            <text:p>0.21580888</text:p>
          </table:table-cell>
          <table:table-cell table:style-name="ce1" office:value-type="float" office:value="0.000008951" calcext:value-type="float">
            <text:p>8.95E-06</text:p>
          </table:table-cell>
          <table:table-cell office:value-type="float" office:value="0.78377908" calcext:value-type="float">
            <text:p>0.78377908</text:p>
          </table:table-cell>
          <table:table-cell office:value-type="float" office:value="0.00028388" calcext:value-type="float">
            <text:p>0.00028388</text:p>
          </table:table-cell>
          <table:table-cell table:style-name="ce1" office:value-type="float" office:value="0.000007318" calcext:value-type="float">
            <text:p>7.32E-06</text:p>
          </table:table-cell>
          <table:table-cell office:value-type="float" office:value="0.34504007" calcext:value-type="float">
            <text:p>0.34504007</text:p>
          </table:table-cell>
          <table:table-cell office:value-type="float" office:value="0.65466873" calcext:value-type="float">
            <text:p>0.654668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176616" calcext:value-type="float">
            <text:p>0.07176616</text:p>
          </table:table-cell>
          <table:table-cell office:value-type="float" office:value="0.00202045" calcext:value-type="float">
            <text:p>0.00202045</text:p>
          </table:table-cell>
          <table:table-cell office:value-type="float" office:value="0.01410403" calcext:value-type="float">
            <text:p>0.01410403</text:p>
          </table:table-cell>
          <table:table-cell office:value-type="float" office:value="0.91210936" calcext:value-type="float">
            <text:p>0.91210936</text:p>
          </table:table-cell>
          <table:table-cell office:value-type="float" office:value="0.00032563" calcext:value-type="float">
            <text:p>0.00032563</text:p>
          </table:table-cell>
          <table:table-cell office:value-type="float" office:value="0.18847351" calcext:value-type="float">
            <text:p>0.18847351</text:p>
          </table:table-cell>
          <table:table-cell table:style-name="ce1" office:value-type="float" office:value="0.000007725" calcext:value-type="float">
            <text:p>7.73E-06</text:p>
          </table:table-cell>
          <table:table-cell office:value-type="float" office:value="0.81119313" calcext:value-type="float">
            <text:p>0.81119313</text:p>
          </table:table-cell>
          <table:table-cell office:value-type="float" office:value="0.00023507" calcext:value-type="float">
            <text:p>0.00023507</text:p>
          </table:table-cell>
          <table:table-cell table:style-name="ce1" office:value-type="float" office:value="0.000006551" calcext:value-type="float">
            <text:p>6.55E-06</text:p>
          </table:table-cell>
          <table:table-cell office:value-type="float" office:value="0.30522909" calcext:value-type="float">
            <text:p>0.30522909</text:p>
          </table:table-cell>
          <table:table-cell office:value-type="float" office:value="0.69452929" calcext:value-type="float">
            <text:p>0.694529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6:49:10.419000000</meta:creation-date>
    <dc:date>2023-11-15T16:49:28.216000000</dc:date>
    <meta:editing-duration>PT18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